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51mm" svg:y="99.38mm">
            <draw:object draw:notify-on-update-of-ranges="Sheet1.A3:Sheet1.A22 Sheet1.K1:Sheet1.K2 Sheet1.K3:Sheet1.K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99.86mm">
            <draw:object draw:notify-on-update-of-ranges="Sheet1.A3:Sheet1.A22 Sheet1.I1:Sheet1.I2 Sheet1.I3:Sheet1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table:style-name="ce3"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373" calcext:value-type="float">
            <text:p>4,37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6.759" calcext:value-type="float">
            <text:p>6,76</text:p>
          </table:table-cell>
          <table:table-cell office:value-type="float" office:value="346" calcext:value-type="float">
            <text:p>3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table:style-name="ce3"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table:style-name="ce3"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655" calcext:value-type="float">
            <text:p>1,66</text:p>
          </table:table-cell>
          <table:table-cell office:value-type="float" office:value="62.5" calcext:value-type="float">
            <text:p>62,5</text:p>
          </table:table-cell>
          <table:table-cell table:style-name="ce3" office:value-type="float" office:value="2.839" calcext:value-type="float">
            <text:p>2,84</text:p>
          </table:table-cell>
          <table:table-cell office:value-type="float" office:value="360" calcext:value-type="float">
            <text:p>36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,45</text:p>
          </table:table-cell>
          <table:table-cell office:value-type="float" office:value="1333" calcext:value-type="float">
            <text:p>1333</text:p>
          </table:table-cell>
          <table:table-cell office:value-type="float" office:value="2.236" calcext:value-type="float">
            <text:p>2,2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3.1" calcext:value-type="float">
            <text:p>3,1</text:p>
          </table:table-cell>
          <table:table-cell office:value-type="float" office:value="326" calcext:value-type="float">
            <text:p>326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2" calcext:value-type="float">
            <text:p>3,2</text:p>
          </table:table-cell>
          <table:table-cell office:value-type="float" office:value="106" calcext:value-type="float">
            <text:p>106</text:p>
          </table:table-cell>
          <table:table-cell office:value-type="float" office:value="5.525" calcext:value-type="float">
            <text:p>5,53</text:p>
          </table:table-cell>
          <table:table-cell office:value-type="float" office:value="650" calcext:value-type="float">
            <text:p>6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97" calcext:value-type="float">
            <text:p>1,70</text:p>
          </table:table-cell>
          <table:table-cell office:value-type="float" office:value="130" calcext:value-type="float">
            <text:p>130</text:p>
          </table:table-cell>
          <table:table-cell office:value-type="float" office:value="2.642" calcext:value-type="float">
            <text:p>2,64</text:p>
          </table:table-cell>
          <table:table-cell office:value-type="float" office:value="592" calcext:value-type="float">
            <text:p>5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ce3"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table:style-name="ce3"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808" calcext:value-type="float">
            <text:p>2,81</text:p>
          </table:table-cell>
          <table:table-cell office:value-type="float" office:value="509" calcext:value-type="float">
            <text:p>509</text:p>
          </table:table-cell>
          <table:table-cell table:style-name="ce3" office:value-type="float" office:value="4.147" calcext:value-type="float">
            <text:p>4,15</text:p>
          </table:table-cell>
          <table:table-cell office:value-type="float" office:value="509" calcext:value-type="float">
            <text:p>5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table:style-name="ce3"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table:number-columns-repeated="2"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table:number-columns-repeated="2"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3"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5"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7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7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7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09:42:58.57392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5T11:58:31.386221683</dc:date>
    <meta:editing-duration>PT23H45M32S</meta:editing-duration>
    <meta:editing-cycles>6</meta:editing-cycles>
    <meta:generator>LibreOffice/6.3.2.2$MacOSX_X86_64 LibreOffice_project/98b30e735bda24bc04ab42594c85f7fd8be07b9c</meta:generator>
    <meta:document-statistic meta:table-count="1" meta:cell-count="22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499cm" svg:y="0.448cm" chart:style-name="ch2">
          <text:p>Time (sec) for computing (x - y) * (z - 3.) * (y - x - 2)</text:p>
        </chart:title>
        <chart:plot-area chart:style-name="ch3" table:cell-range-address="Sheet1.A3:Sheet1.A22 Sheet1.K1:Sheet1.K22" chart:data-source-has-labels="both" svg:x="0.32cm" svg:y="1.549cm" svg:width="15.36cm" svg:height="13.752cm">
          <chartooo:coordinate-region svg:x="7.026cm" svg:y="1.549cm" svg:width="8.233cm" svg:height="13.106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2" chart:label-cell-address="Sheet1.K1:Sheet1.K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2</svg:desc>
                </draw:g>
              </table:table-cell>
              <table:table-cell office:value-type="float" office:value="6.759">
                <text:p>6.759</text:p>
                <draw:g>
                  <svg:desc>Sheet1.K3:Sheet1.K22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839">
                <text:p>2.839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324cm" svg:y="0.449cm" chart:style-name="ch2">
          <text:p>Time (sec) for computing (sin(x) - 3.2) * (cos(x) + 1.2)</text:p>
        </chart:title>
        <chart:plot-area chart:style-name="ch3" table:cell-range-address="Sheet1.A3:Sheet1.A22 Sheet1.I1:Sheet1.I22" chart:data-source-has-labels="both" svg:x="0.32cm" svg:y="1.551cm" svg:width="15.36cm" svg:height="13.817cm">
          <chartooo:coordinate-region svg:x="7.026cm" svg:y="1.551cm" svg:width="8.233cm" svg:height="13.171cm"/>
          <chart:axis chart:dimension="x" chart:name="primary-x" chart:style-name="ch4" chartooo:axis-type="auto">
            <chartooo:date-scale/>
            <chart:categories table:cell-range-address="Sheet1.A3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2" chart:label-cell-address="Sheet1.I1:Sheet1.I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2</svg:desc>
                </draw:g>
              </table:table-cell>
              <table:table-cell office:value-type="float" office:value="4.373">
                <text:p>4.373</text:p>
                <draw:g>
                  <svg:desc>Sheet1.I3:Sheet1.I22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